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" svg:font-family="TimesNewRomanPS" style:font-family-generic="roman"/>
    <style:font-face style:name="DejaVu Sans1" svg:font-family="'DejaVu Sans'" style:font-family-generic="swiss"/>
    <style:font-face style:name="Abyssinica SIL" svg:font-family="'Abyssinica SIL'" style:font-pitch="variable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Abyssinica SIL" fo:font-size="16pt" officeooo:paragraph-rsid="00068c71" style:font-size-asian="16pt" style:font-size-complex="16pt"/>
    </style:style>
    <style:style style:name="P2" style:family="paragraph" style:parent-style-name="Standard">
      <style:text-properties style:font-name="Abyssinica SIL" fo:font-size="16pt" officeooo:paragraph-rsid="0007a304" style:font-size-asian="16pt" style:font-size-complex="16pt"/>
    </style:style>
    <style:style style:name="P3" style:family="paragraph" style:parent-style-name="Standard">
      <style:text-properties style:font-name="Abyssinica SIL" fo:font-size="16pt" officeooo:paragraph-rsid="000954d0" style:font-size-asian="16pt" style:font-size-complex="16pt"/>
    </style:style>
    <style:style style:name="P4" style:family="paragraph" style:parent-style-name="Standard">
      <style:text-properties style:font-name="Abyssinica SIL" fo:font-size="16pt" officeooo:paragraph-rsid="000a4b5a" style:font-size-asian="16pt" style:font-size-complex="16pt"/>
    </style:style>
    <style:style style:name="P5" style:family="paragraph" style:parent-style-name="Standard">
      <style:text-properties fo:color="#ff3333" style:font-name="Abyssinica SIL" fo:font-size="16pt" officeooo:paragraph-rsid="000a8a18" style:font-size-asian="16pt" style:font-size-complex="16pt"/>
    </style:style>
    <style:style style:name="P6" style:family="paragraph" style:parent-style-name="Standard">
      <style:text-properties style:font-name="Cantarell" fo:font-size="16pt" officeooo:rsid="00068c71" officeooo:paragraph-rsid="00068c71" style:font-size-asian="16pt" style:font-size-complex="16pt"/>
    </style:style>
    <style:style style:name="P7" style:family="paragraph" style:parent-style-name="Standard">
      <style:text-properties fo:color="#ff3333" style:font-name="Abyssinica SIL" fo:font-size="16pt" officeooo:paragraph-rsid="000cebf2" style:font-size-asian="16pt" style:font-size-complex="16pt"/>
    </style:style>
    <style:style style:name="P8" style:family="paragraph" style:parent-style-name="Standard">
      <style:text-properties fo:color="#ff3333" style:font-name="Abyssinica SIL" fo:font-size="16pt" officeooo:paragraph-rsid="000e5f71" style:font-size-asian="16pt" style:font-size-complex="16pt"/>
    </style:style>
    <style:style style:name="P9" style:family="paragraph" style:parent-style-name="Standard">
      <style:text-properties fo:color="#ff3333" style:font-name="Abyssinica SIL" fo:font-size="16pt" officeooo:paragraph-rsid="000fd627" style:font-size-asian="16pt" style:font-size-complex="16pt"/>
    </style:style>
    <style:style style:name="P10" style:family="paragraph" style:parent-style-name="Standard">
      <style:text-properties fo:color="#ff3333" style:font-name="Abyssinica SIL" fo:font-size="16pt" officeooo:paragraph-rsid="0010ed7e" style:font-size-asian="16pt" style:font-size-complex="16pt"/>
    </style:style>
    <style:style style:name="T1" style:family="text">
      <style:text-properties officeooo:rsid="00068c71"/>
    </style:style>
    <style:style style:name="T2" style:family="text">
      <style:text-properties style:font-name="Cantarell" officeooo:rsid="00068c71"/>
    </style:style>
    <style:style style:name="T3" style:family="text">
      <style:text-properties style:font-name="Cantarell" officeooo:rsid="0007a304"/>
    </style:style>
    <style:style style:name="T4" style:family="text">
      <style:text-properties style:font-name="Cantarell" officeooo:rsid="000954d0"/>
    </style:style>
    <style:style style:name="T5" style:family="text">
      <style:text-properties style:font-name="Cantarell" officeooo:rsid="000a4b5a"/>
    </style:style>
    <style:style style:name="T6" style:family="text">
      <style:text-properties style:font-name="Cantarell" officeooo:rsid="000a8a18"/>
    </style:style>
    <style:style style:name="T7" style:family="text">
      <style:text-properties style:font-name="Cantarell" officeooo:rsid="000bad63"/>
    </style:style>
    <style:style style:name="T8" style:family="text">
      <style:text-properties fo:color="#ff3333" style:font-name="Cantarell" officeooo:rsid="00068c71"/>
    </style:style>
    <style:style style:name="T9" style:family="text">
      <style:text-properties fo:color="#ff3333" style:font-name="Cantarell" officeooo:rsid="0007a304"/>
    </style:style>
    <style:style style:name="T10" style:family="text">
      <style:text-properties fo:color="#ff3333" style:font-name="Cantarell" officeooo:rsid="000954d0"/>
    </style:style>
    <style:style style:name="T11" style:family="text">
      <style:text-properties fo:color="#ff3333" style:font-name="Cantarell" officeooo:rsid="000a4b5a"/>
    </style:style>
    <style:style style:name="T12" style:family="text">
      <style:text-properties fo:color="#000000" style:font-name="Cantarell" officeooo:rsid="000a8a18"/>
    </style:style>
    <style:style style:name="T13" style:family="text">
      <style:text-properties fo:color="#000000" style:font-name="Cantarell" officeooo:rsid="000bad63"/>
    </style:style>
    <style:style style:name="T14" style:family="text">
      <style:text-properties fo:color="#000000" style:font-name="Cantarell" officeooo:rsid="000cebf2"/>
    </style:style>
    <style:style style:name="T15" style:family="text">
      <style:text-properties fo:color="#231f20" style:font-name="TimesNewRomanPS" fo:font-size="10pt" officeooo:rsid="000cebf2" style:font-name-asian="TimesNewRomanPS" style:font-size-asian="10pt" style:font-name-complex="TimesNewRomanPS" style:font-size-complex="10pt"/>
    </style:style>
    <style:style style:name="T16" style:family="text">
      <style:text-properties fo:color="#231f20" style:font-name="TimesNewRomanPS" fo:font-size="15pt" officeooo:rsid="000cebf2" style:font-name-asian="TimesNewRomanPS" style:font-size-asian="15pt" style:font-name-complex="TimesNewRomanPS" style:font-size-complex="15pt"/>
    </style:style>
    <style:style style:name="T17" style:family="text">
      <style:text-properties fo:color="#231f20" style:font-name="TimesNewRomanPS" fo:font-size="14pt" officeooo:rsid="000cebf2" style:font-name-asian="TimesNewRomanPS" style:font-size-asian="12.25pt" style:font-name-complex="TimesNewRomanPS" style:font-size-complex="14pt"/>
    </style:style>
    <style:style style:name="T18" style:family="text">
      <style:text-properties fo:color="#231f20" style:font-name="TimesNewRomanPS" fo:font-size="14pt" officeooo:rsid="000e5f71" style:font-name-asian="TimesNewRomanPS" style:font-size-asian="12.25pt" style:font-name-complex="TimesNewRomanPS" style:font-size-complex="14pt"/>
    </style:style>
    <style:style style:name="T19" style:family="text">
      <style:text-properties fo:color="#231f20" style:font-name="TimesNewRomanPS" fo:font-size="14pt" officeooo:rsid="000fd627" style:font-name-asian="TimesNewRomanPS" style:font-size-asian="12.25pt" style:font-name-complex="TimesNewRomanPS" style:font-size-complex="14pt"/>
    </style:style>
    <style:style style:name="T20" style:family="text">
      <style:text-properties fo:color="#231f20" style:font-name="TimesNewRomanPS" fo:font-size="14pt" officeooo:rsid="0010ed7e" style:font-name-asian="TimesNewRomanPS" style:font-size-asian="12.25pt" style:font-name-complex="TimesNewRomanPS" style:font-size-complex="14pt"/>
    </style:style>
    <style:style style:name="T21" style:family="text">
      <style:text-properties style:font-name="TimesNewRomanPS" fo:font-size="15pt" officeooo:rsid="000cebf2" style:font-name-asian="TimesNewRomanPS" style:font-size-asian="15pt" style:font-name-complex="TimesNewRomanPS" style:font-size-complex="15pt"/>
    </style:style>
    <style:style style:name="T22" style:family="text">
      <style:text-properties style:font-name="TimesNewRomanPS" fo:font-size="14pt" officeooo:rsid="000e5f71" style:font-name-asian="TimesNewRomanPS" style:font-size-asian="12.25pt" style:font-name-complex="TimesNewRomanPS" style:font-size-complex="14pt"/>
    </style:style>
    <style:style style:name="T23" style:family="text">
      <style:text-properties style:font-name="TimesNewRomanPS" fo:font-size="14pt" officeooo:rsid="000fd627" style:font-name-asian="TimesNewRomanPS" style:font-size-asian="12.25pt" style:font-name-complex="TimesNewRomanPS" style:font-size-complex="14pt"/>
    </style:style>
    <style:style style:name="T24" style:family="text">
      <style:text-properties style:font-name="TimesNewRomanPS" fo:font-size="14pt" officeooo:rsid="0010ed7e" style:font-name-asian="TimesNewRomanPS" style:font-size-asian="12.25pt" style:font-name-complex="TimesNewRomanPS" style:font-size-complex="14pt"/>
    </style:style>
    <style:style style:name="T25" style:family="text">
      <style:text-properties style:use-window-font-color="true" style:font-name="TimesNewRomanPS" fo:font-size="14pt" officeooo:rsid="0010ed7e" style:font-name-asian="TimesNewRomanPS" style:font-size-asian="12.25pt" style:font-name-complex="TimesNewRomanPS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Glo</text:span><text:span text:style-name="T2">sario de palabras:</text:span></text:p>
      <text:p text:style-name="P6"/>
      <text:p text:style-name="P1"><text:span text:style-name="T8">Why?:</text:span><text:span text:style-name="T2"> Por qué? <text:s/>(Pregunta)</text:span></text:p>
      <text:p text:style-name="P2"><text:span text:style-name="T9">We</text:span><text:span text:style-name="T3">: Nosotros</text:span></text:p>
      <text:p text:style-name="P2"><text:span text:style-name="T9">Is this </text:span><text:span text:style-name="T10">just</text:span><text:span text:style-name="T4">: Es esto solo, Se trata solo, Se trata simplemente</text:span></text:p>
      <text:p text:style-name="P3"><text:span text:style-name="T10">poring over</text:span><text:span text:style-name="T4">: Estudiando detalladamente</text:span></text:p>
      <text:p text:style-name="P3"><text:span text:style-name="T10">worked</text:span><text:span text:style-name="T4">: trabajaba, funcionaba etc.</text:span></text:p>
      <text:p text:style-name="P3"><text:span text:style-name="T10">breathing down “someone” necks </text:span><text:span text:style-name="T4">: Monitoreando, vigilandonos, siguiendo de cerca</text:span></text:p>
      <text:p text:style-name="P4"><text:span text:style-name="T11">wind up </text:span><text:span text:style-name="T5">: <text:s/>acabar, terminar <text:s/></text:span></text:p>
      <text:p text:style-name="P4"><text:span text:style-name="T11">patterns</text:span><text:span text:style-name="T5"> : patrones, modelos, diseños</text:span></text:p>
      <text:p text:style-name="P5"><text:span text:style-name="T6">coding : </text:span><text:span text:style-name="T12">codear sinónimo de programar</text:span></text:p>
      <text:p text:style-name="P7"><text:span text:style-name="T7">stumble</text:span><text:span text:style-name="T13">: tropezar</text:span></text:p>
      <text:p text:style-name="P7"><text:span text:style-name="T21">challenging</text:span><text:span text:style-name="T15"> : </text:span><text:span text:style-name="T17"><text:s/>difíciles</text:span></text:p>
      <text:p text:style-name="P8"><text:span text:style-name="T22">payoff</text:span><text:span text:style-name="T18"> : pago, recompensa etc.</text:span></text:p>
      <text:p text:style-name="P9"><text:span text:style-name="T23">gathered</text:span><text:span text:style-name="T19"> </text:span><text:span text:style-name="T23">while</text:span><text:span text:style-name="T19"> : recopilados durante</text:span></text:p>
      <text:p text:style-name="P10"><text:span text:style-name="T24">whom : </text:span><text:span text:style-name="T25">qui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NewRomanPS" svg:font-family="TimesNewRomanPS" style:font-family-generic="roman"/>
    <style:font-face style:name="DejaVu Sans1" svg:font-family="'DejaVu Sans'" style:font-family-generic="swiss"/>
    <style:font-face style:name="Abyssinica SIL" svg:font-family="'Abyssinica SIL'" style:font-pitch="variable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5T00:22:54</meta:creation-date>
    <dc:date>2013-07-25T19:49:31</dc:date>
    <meta:editing-duration>PT1H23M9S</meta:editing-duration>
    <meta:editing-cycles>3</meta:editing-cycles>
    <meta:generator>LibreOffice/3.6$Linux_x86 LibreOffice_project/360m1$Build-2</meta:generator>
    <meta:document-statistic meta:table-count="0" meta:image-count="0" meta:object-count="0" meta:page-count="1" meta:paragraph-count="15" meta:word-count="73" meta:character-count="495" meta:non-whitespace-character-count="432"/>
  </office:meta>
</office:document-meta>
</file>